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5F6B7E58887F94F6.png" manifest:media-type="image/png"/>
  <manifest:file-entry manifest:full-path="Pictures/1000020100000258000001E419593FB8F04E1C85.png" manifest:media-type="image/png"/>
  <manifest:file-entry manifest:full-path="Pictures/1000020100000398000003C00AF29A184FE051EB.png" manifest:media-type="image/png"/>
  <manifest:file-entry manifest:full-path="Pictures/1000020100000216000002160EBB78ABEF7F5B4F.png" manifest:media-type="image/png"/>
  <manifest:file-entry manifest:full-path="Pictures/1000054A0000373A0000373AB88B5CEBF5E7580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18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301cm" fo:min-width="0.3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88cm" fo:min-width="0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4cm"/>
    </style:style>
    <style:style style:name="gr11" style:family="graphic" style:parent-style-name="standard">
      <style:graphic-properties draw:stroke="none" svg:stroke-color="#000000" draw:marker-start="" draw:fill-color="#dddddd" draw:textarea-horizontal-align="justify" draw:textarea-vertical-align="middle" draw:auto-grow-height="false" fo:min-height="0.35cm" fo:min-width="0.1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0.03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05cm"/>
      <style:paragraph-properties style:writing-mode="lr-tb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0.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23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2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639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dash" draw:stroke-dash="Dashed_20__28_var_29_" svg:stroke-width="0.081cm" svg:stroke-color="#ff4000" draw:marker-start-width="0.321cm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5eb91e" draw:marker-start-width="0.321cm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93cm" fo:min-width="1.4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top" draw:auto-grow-height="false" fo:min-height="1.525cm" fo:min-width="2.83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>
      <style:graphic-properties svg:stroke-width="0.081cm" svg:stroke-color="#81d41a" draw:marker-start-width="0.321cm" draw:marker-end-width="0.321cm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solid" draw:stroke-dash="Dashed_20__28_var_29_" svg:stroke-width="0.081cm" svg:stroke-color="#e6e905" draw:marker-start-width="0.321cm" draw:marker-end-width="0.321cm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8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75cm" fo:min-width="1.6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line-height="0.3cm" fo:text-align="center"/>
    </style:style>
    <style:style style:name="P6" style:family="paragraph">
      <loext:graphic-properties draw:fill="none" draw:fill-color="#ffffff"/>
      <style:paragraph-properties fo:line-height="0.3cm"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style:paragraph-properties fo:margin-top="0cm" fo:margin-bottom="0cm" fo:line-height="100%">
        <style:tab-stops/>
      </style:paragraph-properties>
    </style:style>
    <style:style style:name="P13" style:family="paragraph">
      <loext:graphic-properties draw:fill="none" draw:fill-color="#ffffff"/>
      <style:paragraph-properties fo:margin-top="0cm" fo:margin-bottom="0cm" fo:line-height="100%" style:writing-mode="lr-tb">
        <style:tab-stops/>
      </style:paragraph-properties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cccccc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line-height="0.142cm"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g xml:id="id3" draw:id="id3">
          <draw:glue-point draw:id="4" svg:x="-4.285cm" svg:y="-0.766cm" draw:escape-direction="left"/>
          <draw:glue-point draw:id="5" svg:x="-4.285cm" svg:y="0.927cm" draw:escape-direction="left"/>
          <draw:frame draw:style-name="gr1" draw:text-style-name="P1" draw:layer="layout" svg:width="2.362cm" svg:height="2.362cm" svg:x="25.926cm" svg:y="1.909cm">
            <draw:image xlink:href="Pictures/1000054A0000373A0000373AB88B5CEBF5E7580B.svg" xlink:type="simple" xlink:show="embed" xlink:actuate="onLoad" draw:mime-type="image/svg+xml">
              <text:p/>
            </draw:image>
            <draw:image xlink:href="Pictures/1000020100000216000002160EBB78ABEF7F5B4F.png" xlink:type="simple" xlink:show="embed" xlink:actuate="onLoad" draw:mime-type="image/png"/>
          </draw:frame>
          <draw:line draw:style-name="gr2" draw:text-style-name="P2" draw:layer="layout" svg:x1="25.688cm" svg:y1="2.909cm" svg:x2="26.188cm" svg:y2="2.909cm">
            <text:p/>
          </draw:line>
          <draw:line draw:style-name="gr2" draw:text-style-name="P2" draw:layer="layout" svg:x1="25.688cm" svg:y1="3.309cm" svg:x2="26.188cm" svg:y2="3.309cm">
            <text:p/>
          </draw:line>
          <draw:frame draw:style-name="gr3" draw:text-style-name="P3" draw:layer="layout" svg:width="0.811cm" svg:height="0.839cm" svg:x="25.488cm" svg:y="2.27cm">
            <draw:text-box>
              <text:p><text:span text:style-name="T1">+</text:span></text:p>
            </draw:text-box>
          </draw:frame>
          <draw:frame draw:style-name="gr4" draw:text-style-name="P3" draw:layer="layout" svg:width="0.68cm" svg:height="0.839cm" svg:x="25.588cm" svg:y="3.07cm">
            <draw:text-box>
              <text:p><text:span text:style-name="T1">-</text:span></text:p>
            </draw:text-box>
          </draw:frame>
        </draw:g>
        <draw:g xml:id="id1" draw:id="id1">
          <draw:glue-point draw:id="4" svg:x="-4.285cm" svg:y="-0.766cm" draw:escape-direction="left"/>
          <draw:glue-point draw:id="5" svg:x="-4.285cm" svg:y="0.927cm" draw:escape-direction="left"/>
          <draw:frame draw:style-name="gr1" draw:text-style-name="P1" draw:layer="layout" svg:width="2.362cm" svg:height="2.362cm" svg:x="26.015cm" svg:y="4.273cm">
            <draw:image xlink:href="Pictures/1000054A0000373A0000373AB88B5CEBF5E7580B.svg" xlink:type="simple" xlink:show="embed" xlink:actuate="onLoad" draw:mime-type="image/svg+xml">
              <text:p/>
            </draw:image>
            <draw:image xlink:href="Pictures/1000020100000216000002160EBB78ABEF7F5B4F.png" xlink:type="simple" xlink:show="embed" xlink:actuate="onLoad" draw:mime-type="image/png"/>
          </draw:frame>
          <draw:line draw:style-name="gr2" draw:text-style-name="P2" draw:layer="layout" svg:x1="25.777cm" svg:y1="5.273cm" svg:x2="26.277cm" svg:y2="5.273cm">
            <text:p/>
          </draw:line>
          <draw:line draw:style-name="gr2" draw:text-style-name="P2" draw:layer="layout" svg:x1="25.777cm" svg:y1="5.673cm" svg:x2="26.277cm" svg:y2="5.673cm">
            <text:p/>
          </draw:line>
          <draw:frame draw:style-name="gr3" draw:text-style-name="P3" draw:layer="layout" svg:width="0.811cm" svg:height="0.839cm" svg:x="25.577cm" svg:y="4.634cm">
            <draw:text-box>
              <text:p><text:span text:style-name="T1">+</text:span></text:p>
            </draw:text-box>
          </draw:frame>
          <draw:frame draw:style-name="gr4" draw:text-style-name="P3" draw:layer="layout" svg:width="0.68cm" svg:height="0.839cm" svg:x="25.677cm" svg:y="5.434cm">
            <draw:text-box>
              <text:p><text:span text:style-name="T1">-</text:span></text:p>
            </draw:text-box>
          </draw:frame>
        </draw:g>
        <draw:g xml:id="id8" draw:id="id8">
          <draw:glue-point draw:id="4" svg:x="-0.83cm" svg:y="3.575cm" draw:escape-direction="down"/>
          <draw:glue-point draw:id="5" svg:x="-0.83cm" svg:y="-4.908cm" draw:escape-direction="up"/>
          <draw:glue-point draw:id="6" svg:x="1.66cm" svg:y="2.158cm"/>
          <draw:glue-point draw:id="7" svg:x="0cm" svg:y="5cm" draw:escape-direction="down"/>
          <draw:glue-point draw:id="8" svg:x="0cm" svg:y="-5cm" draw:escape-direction="up"/>
          <draw:line draw:style-name="gr5" draw:text-style-name="P4" draw:layer="layout" svg:x1="20.841cm" svg:y1="7.302cm" svg:x2="19.841cm" svg:y2="7.302cm">
            <text:p/>
          </draw:line>
          <draw:line draw:style-name="gr5" draw:text-style-name="P4" draw:layer="layout" svg:x1="20.541cm" svg:y1="7.102cm" svg:x2="20.141cm" svg:y2="7.102cm">
            <text:p/>
          </draw:line>
          <draw:line draw:style-name="gr6" draw:text-style-name="P2" draw:layer="layout" svg:x1="20.341cm" svg:y1="7.302cm" svg:x2="20.341cm" svg:y2="7.802cm">
            <text:p/>
          </draw:line>
          <draw:line draw:style-name="gr6" draw:text-style-name="P2" draw:layer="layout" svg:x1="20.341cm" svg:y1="6.602cm" svg:x2="20.341cm" svg:y2="7.102cm">
            <text:p/>
          </draw:line>
          <draw:frame draw:style-name="gr7" draw:text-style-name="P6" draw:layer="layout" svg:width="0.6cm" svg:height="0.551cm" draw:transform="rotate (-1.5707963267949) translate (20.841cm 7.202cm)">
            <draw:text-box>
              <text:p text:style-name="P5"><text:span text:style-name="T1">+</text:span></text:p>
            </draw:text-box>
          </draw:frame>
        </draw:g>
        <draw:frame draw:style-name="gr8" draw:text-style-name="P8" draw:layer="layout" svg:width="1.8cm" svg:height="1.038cm" svg:x="18.263cm" svg:y="6.686cm">
          <draw:text-box>
            <text:p text:style-name="P7"><text:span text:style-name="T2">12</text:span><text:span text:style-name="T2">V</text:span></text:p>
          </draw:text-box>
        </draw:frame>
        <draw:connector draw:style-name="gr9" draw:text-style-name="P7" draw:layer="layout" draw:line-skew="-0.334cm" svg:x1="25.778cm" svg:y1="5.672cm" svg:x2="22.346cm" svg:y2="4.366cm" draw:start-shape="id1" draw:start-glue-point="5" draw:end-shape="id2" draw:end-glue-point="7" svg:d="M25778 5672h-2106v-1306h-1326" svg:viewBox="0 0 3433 1307">
          <text:p/>
        </draw:connector>
        <draw:g xml:id="id10" draw:id="id10">
          <draw:glue-point draw:id="4" svg:x="-5cm" svg:y="-2.471cm" draw:escape-direction="left"/>
          <draw:glue-point draw:id="5" svg:x="-5cm" svg:y="2.471cm" draw:escape-direction="left"/>
          <draw:glue-point draw:id="6" svg:x="-5cm" svg:y="0cm" draw:escape-direction="left"/>
          <draw:custom-shape draw:style-name="gr10" draw:text-style-name="P9" draw:layer="layout" svg:width="6.9cm" svg:height="1cm" svg:x="20.041cm" svg:y="15.04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19.741cm" svg:y1="15.848cm" svg:x2="20.041cm" svg:y2="15.848cm">
            <text:p/>
          </draw:line>
          <draw:line draw:style-name="gr6" draw:text-style-name="P2" draw:layer="layout" svg:x1="19.741cm" svg:y1="15.248cm" svg:x2="20.041cm" svg:y2="15.248cm">
            <text:p/>
          </draw:line>
          <draw:line draw:style-name="gr6" draw:text-style-name="P2" draw:layer="layout" svg:x1="19.741cm" svg:y1="15.548cm" svg:x2="20.041cm" svg:y2="15.548cm">
            <text:p/>
          </draw:line>
          <draw:g>
            <draw:custom-shape draw:style-name="gr11" draw:text-style-name="P10" draw:layer="layout" svg:width="0.6cm" svg:height="0.6cm" svg:x="21.141cm" svg:y="15.2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5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2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5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1.2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1.241cm" svg:y="1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4" draw:text-style-name="P13" draw:layer="layout" svg:width="1.078cm" svg:height="0.607cm" svg:x="19.841cm" svg:y="15.548cm">
            <draw:text-box>
              <text:p text:style-name="P12"><text:span text:style-name="T3">+5</text:span><text:span text:style-name="T3">V</text:span></text:p>
            </draw:text-box>
          </draw:frame>
          <draw:frame draw:style-name="gr15" draw:text-style-name="P13" draw:layer="layout" svg:width="0.98cm" svg:height="0.607cm" svg:x="19.841cm" svg:y="15.248cm">
            <draw:text-box>
              <text:p text:style-name="P12"><text:span text:style-name="T3">Din</text:span></text:p>
            </draw:text-box>
          </draw:frame>
          <draw:frame draw:style-name="gr16" draw:text-style-name="P13" draw:layer="layout" svg:width="1.205cm" svg:height="0.607cm" svg:x="19.836cm" svg:y="14.941cm">
            <draw:text-box>
              <text:p text:style-name="P12"><text:span text:style-name="T3">G</text:span><text:span text:style-name="T3">N</text:span><text:span text:style-name="T3">D</text:span></text:p>
            </draw:text-box>
          </draw:frame>
          <draw:line draw:style-name="gr17" draw:text-style-name="P2" draw:layer="layout" svg:x1="21.941cm" svg:y1="15.048cm" svg:x2="21.941cm" svg:y2="16.048cm">
            <text:p/>
          </draw:line>
          <draw:line draw:style-name="gr17" draw:text-style-name="P2" draw:layer="layout" svg:x1="20.941cm" svg:y1="15.048cm" svg:x2="20.941cm" svg:y2="16.048cm">
            <text:p/>
          </draw:line>
          <draw:g>
            <draw:custom-shape draw:style-name="gr11" draw:text-style-name="P10" draw:layer="layout" svg:width="0.6cm" svg:height="0.6cm" svg:x="22.141cm" svg:y="15.2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5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2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5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2.2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2.241cm" svg:y="1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2.941cm" svg:y1="15.048cm" svg:x2="22.941cm" svg:y2="16.048cm">
            <text:p/>
          </draw:line>
          <draw:g>
            <draw:custom-shape draw:style-name="gr11" draw:text-style-name="P10" draw:layer="layout" svg:width="0.6cm" svg:height="0.6cm" svg:x="23.141cm" svg:y="15.2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5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2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5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3.2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3.241cm" svg:y="1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3.941cm" svg:y1="15.048cm" svg:x2="23.941cm" svg:y2="16.048cm">
            <text:p/>
          </draw:line>
          <draw:g>
            <draw:custom-shape draw:style-name="gr11" draw:text-style-name="P10" draw:layer="layout" svg:width="0.6cm" svg:height="0.6cm" svg:x="24.141cm" svg:y="15.2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5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2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5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4.2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4.241cm" svg:y="1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4.941cm" svg:y1="15.048cm" svg:x2="24.941cm" svg:y2="16.048cm">
            <text:p/>
          </draw:line>
          <draw:g>
            <draw:custom-shape draw:style-name="gr11" draw:text-style-name="P10" draw:layer="layout" svg:width="0.6cm" svg:height="0.6cm" svg:x="25.141cm" svg:y="15.2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5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2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5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5.2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5.241cm" svg:y="1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7" draw:text-style-name="P2" draw:layer="layout" svg:x1="25.941cm" svg:y1="15.048cm" svg:x2="25.941cm" svg:y2="16.048cm">
            <text:p/>
          </draw:line>
          <draw:g>
            <draw:custom-shape draw:style-name="gr11" draw:text-style-name="P10" draw:layer="layout" svg:width="0.6cm" svg:height="0.6cm" svg:x="26.141cm" svg:y="15.2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6.5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6.241cm" svg:y="15.1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6.5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1" draw:layer="layout" svg:width="0.1cm" svg:height="0.1cm" svg:x="26.241cm" svg:y="15.848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1" draw:layer="layout" svg:width="0.4cm" svg:height="0.4cm" svg:x="26.241cm" svg:y="15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8" draw:text-style-name="P15" xml:id="id5" draw:id="id5" draw:layer="layout" svg:width="1.2cm" svg:height="0.4cm" svg:x="9.073cm" svg:y="18.341cm">
          <text:p text:style-name="P14"><text:span text:style-name="T4">1</text:span><text:span text:style-name="T4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xml:id="id11" draw:id="id11" draw:layer="layout" svg:width="9.5cm" svg:height="9.914cm" svg:x="5.047cm" svg:y="6.813cm">
          <draw:image xlink:href="Pictures/1000020100000398000003C00AF29A184FE051EB.png" xlink:type="simple" xlink:show="embed" xlink:actuate="onLoad" draw:mime-type="image/png">
            <text:p/>
          </draw:image>
          <draw:glue-point draw:id="4" svg:x="-4.708cm" svg:y="-3.71cm" draw:escape-direction="left"/>
          <draw:glue-point draw:id="5" svg:x="-4.726cm" svg:y="-3.198cm" draw:escape-direction="left"/>
          <draw:glue-point draw:id="6" svg:x="-4.732cm" svg:y="-2.817cm"/>
          <draw:glue-point draw:id="7" svg:x="-4.726cm" svg:y="-2.429cm"/>
          <draw:glue-point draw:id="8" svg:x="-4.749cm" svg:y="-1.917cm"/>
          <draw:glue-point draw:id="9" svg:x="-4.732cm" svg:y="-1.54cm"/>
          <draw:glue-point draw:id="10" svg:x="-4.732cm" svg:y="-1.165cm"/>
          <draw:glue-point draw:id="11" svg:x="-4.732cm" svg:y="-0.764cm"/>
          <draw:glue-point draw:id="12" svg:x="-4.726cm" svg:y="-0.252cm"/>
          <draw:glue-point draw:id="13" svg:x="-4.732cm" svg:y="0.121cm"/>
          <draw:glue-point draw:id="14" svg:x="-4.733cm" svg:y="0.516cm"/>
          <draw:glue-point draw:id="15" svg:x="-4.75cm" svg:y="0.9cm"/>
          <draw:glue-point draw:id="16" svg:x="-4.728cm" svg:y="1.413cm"/>
          <draw:glue-point draw:id="17" svg:x="-4.732cm" svg:y="1.797cm"/>
          <draw:glue-point draw:id="18" svg:x="-4.742cm" svg:y="2.181cm"/>
          <draw:glue-point draw:id="19" svg:x="-4.742cm" svg:y="2.566cm"/>
          <draw:glue-point draw:id="20" svg:x="-4.714cm" svg:y="3.078cm"/>
          <draw:glue-point draw:id="21" svg:x="-4.732cm" svg:y="3.462cm"/>
          <draw:glue-point draw:id="22" svg:x="-4.728cm" svg:y="3.847cm"/>
          <draw:glue-point draw:id="23" svg:x="-4.742cm" svg:y="4.231cm"/>
          <draw:glue-point draw:id="24" svg:x="4.77cm" svg:y="-3.71cm" draw:escape-direction="right"/>
          <draw:glue-point draw:id="25" svg:x="4.766cm" svg:y="-3.198cm"/>
          <draw:glue-point draw:id="26" svg:x="4.758cm" svg:y="-2.833cm"/>
          <draw:glue-point draw:id="27" svg:x="4.74cm" svg:y="-2.429cm"/>
          <draw:glue-point draw:id="28" svg:x="4.758cm" svg:y="-2.045cm"/>
          <draw:glue-point draw:id="29" svg:x="4.754cm" svg:y="-1.533cm"/>
          <draw:glue-point draw:id="30" svg:x="4.766cm" svg:y="-1.148cm"/>
          <draw:glue-point draw:id="31" svg:x="4.758cm" svg:y="-0.777cm"/>
          <draw:glue-point draw:id="32" svg:x="4.758cm" svg:y="-0.264cm"/>
          <draw:glue-point draw:id="33" svg:x="4.758cm" svg:y="0.134cm"/>
          <draw:glue-point draw:id="34" svg:x="4.758cm" svg:y="0.521cm"/>
          <draw:glue-point draw:id="35" svg:x="4.758cm" svg:y="0.9cm"/>
          <draw:glue-point draw:id="36" svg:x="4.752cm" svg:y="1.413cm"/>
          <draw:glue-point draw:id="37" svg:x="4.772cm" svg:y="1.797cm"/>
          <draw:glue-point draw:id="38" svg:x="4.758cm" svg:y="2.188cm"/>
          <draw:glue-point draw:id="39" svg:x="4.758cm" svg:y="2.555cm"/>
          <draw:glue-point draw:id="40" svg:x="4.765cm" svg:y="2.95cm"/>
          <draw:glue-point draw:id="41" svg:x="4.758cm" svg:y="3.462cm"/>
          <draw:glue-point draw:id="42" svg:x="4.758cm" svg:y="3.836cm"/>
          <draw:glue-point draw:id="43" svg:x="4.758cm" svg:y="4.359cm"/>
        </draw:frame>
        <draw:g xml:id="id2" draw:id="id2">
          <draw:glue-point draw:id="4" svg:x="4.821cm" svg:y="-2.65cm"/>
          <draw:glue-point draw:id="5" svg:x="4.821cm" svg:y="-1.658cm"/>
          <draw:glue-point draw:id="6" svg:x="4.821cm" svg:y="1.811cm"/>
          <draw:glue-point draw:id="7" svg:x="4.821cm" svg:y="2.802cm"/>
          <draw:glue-point draw:id="8" svg:x="-4.229cm" svg:y="-3.017cm"/>
          <draw:glue-point draw:id="9" svg:x="-4.229cm" svg:y="0.452cm"/>
          <draw:glue-point draw:id="10" svg:x="-4.229cm" svg:y="2.931cm"/>
          <draw:custom-shape draw:style-name="gr20" draw:text-style-name="P14" draw:layer="layout" svg:width="3cm" svg:height="2cm" svg:x="19.189cm" svg:y="2.668cm">
            <text:p text:style-name="P14">AMP</text:p>
            <draw:enhanced-geometry svg:viewBox="0 0 21600 21600" draw:type="rectangle" draw:enhanced-path="M 0 0 L 21600 0 21600 21600 0 21600 0 0 Z N"/>
          </draw:custom-shape>
          <draw:connector draw:style-name="gr9" draw:text-style-name="P7" draw:layer="layout" svg:x1="22.408cm" svg:y1="4.368cm" svg:x2="22.189cm" svg:y2="4.368cm" svg:d="M22408 4368h-219" svg:viewBox="0 0 220 1">
            <text:p/>
          </draw:connector>
          <draw:connector draw:style-name="gr9" draw:text-style-name="P7" draw:layer="layout" svg:x1="22.408cm" svg:y1="4.068cm" svg:x2="22.189cm" svg:y2="4.068cm" svg:d="M22408 4068h-219" svg:viewBox="0 0 220 1">
            <text:p/>
          </draw:connector>
          <draw:connector draw:style-name="gr9" draw:text-style-name="P7" draw:layer="layout" svg:x1="22.389cm" svg:y1="3.268cm" svg:x2="22.17cm" svg:y2="3.268cm" svg:d="M22389 3268h-219" svg:viewBox="0 0 220 1">
            <text:p/>
          </draw:connector>
          <draw:connector draw:style-name="gr9" draw:text-style-name="P7" draw:layer="layout" svg:x1="22.389cm" svg:y1="2.968cm" svg:x2="22.17cm" svg:y2="2.968cm" svg:d="M22389 2968h-219" svg:viewBox="0 0 220 1">
            <text:p/>
          </draw:connector>
          <draw:frame draw:style-name="gr21" draw:text-style-name="P16" draw:layer="layout" svg:width="0.9cm" svg:height="0.962cm" svg:x="21.389cm" svg:y="2.368cm">
            <draw:text-box>
              <text:p text:style-name="P7">+</text:p>
            </draw:text-box>
          </draw:frame>
          <draw:frame draw:style-name="gr21" draw:text-style-name="P16" draw:layer="layout" svg:width="0.9cm" svg:height="0.962cm" svg:x="21.389cm" svg:y="2.906cm">
            <draw:text-box>
              <text:p text:style-name="P7">-</text:p>
            </draw:text-box>
          </draw:frame>
          <draw:frame draw:style-name="gr21" draw:text-style-name="P16" draw:layer="layout" svg:width="0.9cm" svg:height="0.962cm" svg:x="21.389cm" svg:y="3.968cm">
            <draw:text-box>
              <text:p text:style-name="P7">-</text:p>
            </draw:text-box>
          </draw:frame>
          <draw:frame draw:style-name="gr21" draw:text-style-name="P16" draw:layer="layout" svg:width="0.9cm" svg:height="0.962cm" svg:x="21.389cm" svg:y="3.468cm">
            <draw:text-box>
              <text:p text:style-name="P7">+</text:p>
            </draw:text-box>
          </draw:frame>
          <draw:frame draw:style-name="gr21" draw:text-style-name="P16" draw:layer="layout" svg:width="0.9cm" svg:height="0.962cm" svg:x="19.095cm" svg:y="3.13cm">
            <draw:text-box>
              <text:p text:style-name="P7">+</text:p>
            </draw:text-box>
          </draw:frame>
          <draw:frame draw:style-name="gr22" draw:text-style-name="P17" draw:layer="layout" svg:width="1.789cm" svg:height="0.725cm" svg:x="18.979cm" svg:y="2.532cm">
            <draw:text-box>
              <text:p text:style-name="P7"><text:span text:style-name="T5">audio</text:span></text:p>
            </draw:text-box>
          </draw:frame>
          <draw:frame draw:style-name="gr21" draw:text-style-name="P16" draw:layer="layout" svg:width="0.9cm" svg:height="0.962cm" svg:x="19.095cm" svg:y="3.819cm">
            <draw:text-box>
              <text:p text:style-name="P7">-</text:p>
            </draw:text-box>
          </draw:frame>
        </draw:g>
        <draw:connector draw:style-name="gr9" draw:text-style-name="P7" draw:layer="layout" svg:x1="25.689cm" svg:y1="3.308cm" svg:x2="22.346cm" svg:y2="3.225cm" draw:start-shape="id3" draw:start-glue-point="5" draw:end-shape="id2" draw:end-glue-point="5" svg:d="M25689 3308h-1727v-83h-1616" svg:viewBox="0 0 3344 84">
          <text:p/>
        </draw:connector>
        <draw:connector draw:style-name="gr23" draw:text-style-name="P7" draw:layer="layout" draw:line-skew="-0.284cm" svg:x1="25.689cm" svg:y1="2.91cm" svg:x2="22.346cm" svg:y2="2.971cm" draw:start-shape="id3" draw:start-glue-point="4" draw:end-shape="id2" draw:end-glue-point="4" svg:d="M25689 2910h-2011v61h-1332" svg:viewBox="0 0 3344 62">
          <text:p/>
        </draw:connector>
        <draw:connector draw:style-name="gr23" draw:text-style-name="P7" draw:layer="layout" draw:line-skew="-0.08cm" svg:x1="25.778cm" svg:y1="5.274cm" svg:x2="22.346cm" svg:y2="4.112cm" draw:start-shape="id1" draw:start-glue-point="4" draw:end-shape="id2" draw:end-glue-point="6" svg:d="M25778 5274h-1852v-1162h-1580" svg:viewBox="0 0 3433 1163">
          <text:p/>
        </draw:connector>
        <draw:frame draw:style-name="gr24" draw:text-style-name="P1" xml:id="id4" draw:id="id4" draw:layer="layout" svg:width="2.286cm" svg:height="1.133cm" svg:x="12.121cm" svg:y="17.735cm">
          <draw:image xlink:href="Pictures/1000020100000258000001E419593FB8F04E1C85.png" xlink:type="simple" xlink:show="embed" xlink:actuate="onLoad" draw:mime-type="image/png">
            <text:p/>
          </draw:image>
          <draw:glue-point draw:id="4" svg:x="-5cm" svg:y="1.659cm"/>
          <draw:glue-point draw:id="5" svg:x="5cm" svg:y="1.712cm"/>
        </draw:frame>
        <draw:connector draw:style-name="gr9" draw:text-style-name="P7" draw:layer="layout" svg:x1="12.121cm" svg:y1="18.488cm" svg:x2="10.273cm" svg:y2="18.541cm" draw:start-shape="id4" draw:start-glue-point="4" draw:end-shape="id5" draw:end-glue-point="1" svg:d="M12121 18488h-923v53h-925" svg:viewBox="0 0 1849 54">
          <text:p/>
        </draw:connector>
        <draw:g xml:id="id9" draw:id="id9">
          <draw:glue-point draw:id="4" svg:x="-3.461cm" svg:y="-4.591cm"/>
          <draw:glue-point draw:id="5" svg:x="3.461cm" svg:y="-4.591cm"/>
          <draw:glue-point draw:id="6" svg:x="-3.076cm" svg:y="5.107cm"/>
          <draw:glue-point draw:id="7" svg:x="3.846cm" svg:y="5.107cm"/>
          <draw:custom-shape draw:style-name="gr20" draw:text-style-name="P14" xml:id="id6" draw:id="id6" draw:layer="layout" svg:width="3cm" svg:height="2cm" svg:x="19.189cm" svg:y="9.526cm">
            <draw:glue-point draw:id="4" svg:x="-4.006cm" svg:y="-5.005cm" draw:escape-direction="up"/>
            <draw:glue-point draw:id="5" svg:x="3.613cm" svg:y="-5.005cm" draw:escape-direction="up"/>
            <draw:glue-point draw:id="6" svg:x="-3.583cm" svg:y="4.93cm" draw:escape-direction="down"/>
            <draw:glue-point draw:id="7" svg:x="4.036cm" svg:y="4.93cm" draw:escape-direction="down"/>
            <text:p text:style-name="P14">12 to 5V</text:p>
            <draw:enhanced-geometry svg:viewBox="0 0 21600 21600" draw:type="rectangle" draw:enhanced-path="M 0 0 L 21600 0 21600 21600 0 21600 0 0 Z N"/>
          </draw:custom-shape>
          <draw:frame draw:style-name="gr21" draw:text-style-name="P18" draw:layer="layout" svg:width="0.9cm" svg:height="0.962cm" svg:x="18.979cm" svg:y="9.28cm">
            <draw:text-box>
              <text:p text:style-name="P7">+</text:p>
            </draw:text-box>
          </draw:frame>
          <draw:frame draw:style-name="gr22" draw:text-style-name="P17" draw:layer="layout" svg:width="1.397cm" svg:height="0.725cm" svg:x="19.991cm" svg:y="10.787cm">
            <draw:text-box>
              <text:p text:style-name="P7"><text:span text:style-name="T5">OUT</text:span></text:p>
            </draw:text-box>
          </draw:frame>
          <draw:frame draw:style-name="gr21" draw:text-style-name="P16" draw:layer="layout" svg:width="0.9cm" svg:height="0.962cm" svg:x="21.265cm" svg:y="9.253cm">
            <draw:text-box>
              <text:p text:style-name="P7">-</text:p>
            </draw:text-box>
          </draw:frame>
          <draw:frame draw:style-name="gr22" draw:text-style-name="P17" draw:layer="layout" svg:width="1.397cm" svg:height="0.725cm" svg:x="19.991cm" svg:y="9.517cm">
            <draw:text-box>
              <text:p text:style-name="P7"><text:span text:style-name="T5">IN</text:span></text:p>
            </draw:text-box>
          </draw:frame>
          <draw:frame draw:style-name="gr21" draw:text-style-name="P16" draw:layer="layout" svg:width="0.9cm" svg:height="0.962cm" svg:x="19.106cm" svg:y="10.75cm">
            <draw:text-box>
              <text:p text:style-name="P7">+</text:p>
            </draw:text-box>
          </draw:frame>
          <draw:frame draw:style-name="gr21" draw:text-style-name="P16" draw:layer="layout" svg:width="0.9cm" svg:height="0.962cm" svg:x="21.381cm" svg:y="10.677cm">
            <draw:text-box>
              <text:p text:style-name="P7">-</text:p>
            </draw:text-box>
          </draw:frame>
          <draw:connector draw:style-name="gr9" draw:text-style-name="P7" draw:layer="layout" draw:line-skew="0.455cm" svg:x1="19.489cm" svg:y1="9.327cm" svg:x2="19.488cm" svg:y2="9.526cm" draw:end-shape="id6" draw:end-glue-point="4" svg:d="M19489 9327v153h-1v46" svg:viewBox="0 0 2 200">
            <text:p/>
          </draw:connector>
          <draw:connector draw:style-name="gr9" draw:text-style-name="P7" draw:layer="layout" draw:line-skew="0.455cm" svg:x1="21.773cm" svg:y1="9.353cm" svg:x2="21.772cm" svg:y2="9.552cm" svg:d="M21773 9353v153h-1v46" svg:viewBox="0 0 2 200">
            <text:p/>
          </draw:connector>
          <draw:connector draw:style-name="gr9" draw:text-style-name="P7" draw:layer="layout" draw:line-skew="0.455cm" svg:x1="19.614cm" svg:y1="11.512cm" svg:x2="19.613cm" svg:y2="11.711cm" svg:d="M19614 11512v153h-1v46" svg:viewBox="0 0 2 200">
            <text:p/>
          </draw:connector>
          <draw:connector draw:style-name="gr9" draw:text-style-name="P7" draw:layer="layout" draw:line-skew="0.455cm" svg:x1="21.901cm" svg:y1="11.512cm" svg:x2="21.9cm" svg:y2="11.711cm" svg:d="M21901 11512v153h-1v46" svg:viewBox="0 0 2 200">
            <text:p/>
          </draw:connector>
        </draw:g>
        <draw:frame draw:style-name="gr25" draw:text-style-name="P17" xml:id="id7" draw:id="id7" draw:layer="layout" svg:width="2.54cm" svg:height="0.889cm" svg:x="7.676cm" svg:y="5.924cm">
          <draw:text-box>
            <text:p text:style-name="P7"><text:span text:style-name="T5">A</text:span><text:span text:style-name="T5">u</text:span><text:span text:style-name="T5">di</text:span><text:span text:style-name="T5">o </text:span><text:span text:style-name="T5">ja</text:span><text:span text:style-name="T5">c</text:span><text:span text:style-name="T5">k</text:span></text:p>
          </draw:text-box>
        </draw:frame>
        <draw:connector draw:style-name="gr26" draw:text-style-name="P7" draw:layer="layout" svg:x1="10.216cm" svg:y1="6.368cm" svg:x2="19.243cm" svg:y2="2.877cm" draw:start-shape="id7" draw:start-glue-point="1" draw:end-shape="id2" draw:end-glue-point="8" svg:d="M10216 6368h4382v-3491h4645" svg:viewBox="0 0 9028 3492">
          <text:p/>
        </draw:connector>
        <draw:connector draw:style-name="gr27" draw:text-style-name="P7" draw:layer="layout" draw:line-skew="0cm -0.897cm" svg:x1="20.341cm" svg:y1="7.802cm" svg:x2="18.979cm" svg:y2="3.649cm" draw:start-shape="id8" draw:start-glue-point="7" draw:end-shape="id2" draw:end-glue-point="3" svg:d="M20341 7802v518h-2759v-4671h1397" svg:viewBox="0 0 2760 4672">
          <text:p/>
        </draw:connector>
        <draw:connector draw:style-name="gr28" draw:text-style-name="P7" draw:layer="layout" draw:line-skew="-0.087cm" svg:x1="20.341cm" svg:y1="6.602cm" svg:x2="19.243cm" svg:y2="4.399cm" draw:start-shape="id8" draw:start-glue-point="8" draw:end-shape="id2" draw:end-glue-point="10" svg:d="M20341 6602v-932h-1862v-1271h764" svg:viewBox="0 0 1863 2204">
          <text:p/>
        </draw:connector>
        <draw:connector draw:style-name="gr27" draw:text-style-name="P7" draw:layer="layout" draw:line-skew="-0.2cm" svg:x1="19.488cm" svg:y1="9.354cm" svg:x2="20.341cm" svg:y2="7.802cm" draw:start-shape="id9" draw:start-glue-point="4" draw:end-shape="id8" draw:end-glue-point="7" svg:d="M19488 9354v-1017h853v-535" svg:viewBox="0 0 854 1553">
          <text:p/>
        </draw:connector>
        <draw:connector draw:style-name="gr28" draw:text-style-name="P7" draw:layer="layout" draw:line-skew="-0.414cm" svg:x1="20.341cm" svg:y1="6.602cm" svg:x2="21.772cm" svg:y2="9.354cm" draw:start-shape="id8" draw:start-glue-point="8" draw:end-shape="id9" draw:end-glue-point="5" svg:d="M20341 6602v-932h1431v3684" svg:viewBox="0 0 1432 3685">
          <text:p/>
        </draw:connector>
        <draw:connector draw:style-name="gr27" draw:text-style-name="P7" draw:layer="layout" draw:line-skew="-0.879cm -0.494cm" svg:x1="19.741cm" svg:y1="15.847cm" svg:x2="19.615cm" svg:y2="11.712cm" draw:start-shape="id10" draw:start-glue-point="5" draw:end-shape="id9" draw:end-glue-point="6" svg:d="M19741 15847h-1397v-3001h1271v-1134" svg:viewBox="0 0 1398 4136">
          <text:p/>
        </draw:connector>
        <draw:connector draw:style-name="gr28" draw:text-style-name="P7" draw:layer="layout" svg:x1="21.899cm" svg:y1="11.712cm" svg:x2="19.741cm" svg:y2="15.249cm" draw:start-shape="id9" draw:start-glue-point="7" draw:end-shape="id10" draw:end-glue-point="4" svg:d="M21899 11712v1628h-2676v1909h518" svg:viewBox="0 0 2677 3538">
          <text:p/>
        </draw:connector>
        <draw:connector draw:style-name="gr29" draw:text-style-name="P7" draw:layer="layout" svg:x1="14.317cm" svg:y1="16.091cm" svg:x2="19.741cm" svg:y2="15.548cm" draw:start-shape="id11" draw:start-glue-point="43" draw:end-shape="id10" draw:end-glue-point="6" svg:d="M14317 16091h2818v-543h2606" svg:viewBox="0 0 5425 544">
          <text:p/>
        </draw:connector>
        <draw:connector draw:style-name="gr30" draw:text-style-name="P7" draw:layer="layout" draw:line-skew="0.059cm" svg:x1="9.073cm" svg:y1="18.541cm" svg:x2="5.308cm" svg:y2="11.521cm" draw:start-shape="id5" draw:start-glue-point="3" draw:end-shape="id11" draw:end-glue-point="12" svg:d="M9073 18541h-4467v-7020h702" svg:viewBox="0 0 4468 7021">
          <text:p/>
        </draw:connector>
        <draw:connector draw:style-name="gr31" draw:text-style-name="P7" draw:layer="layout" svg:x1="14.407cm" svg:y1="18.494cm" svg:x2="14.317cm" svg:y2="11cm" draw:start-shape="id4" draw:start-glue-point="5" draw:end-shape="id11" draw:end-glue-point="31" svg:d="M14407 18494h640v-7494h-730" svg:viewBox="0 0 731 7495">
          <text:p/>
        </draw:connector>
        <draw:g>
          <draw:g>
            <draw:connector draw:style-name="gr30" draw:text-style-name="P7" draw:layer="layout" svg:x1="3.008cm" svg:y1="1.289cm" svg:x2="2.088cm" svg:y2="1.289cm" svg:d="M3008 1289h-920" svg:viewBox="0 0 921 1">
              <text:p/>
            </draw:connector>
            <draw:frame draw:style-name="gr32" draw:text-style-name="P19" draw:layer="layout" svg:width="1.524cm" svg:height="0.762cm" svg:x="3.478cm" svg:y="0.971cm">
              <draw:text-box>
                <text:p><text:span text:style-name="T5">3.</text:span><text:span text:style-name="T5">3</text:span><text:span text:style-name="T5">V</text:span></text:p>
              </draw:text-box>
            </draw:frame>
          </draw:g>
          <draw:g>
            <draw:connector draw:style-name="gr27" draw:text-style-name="P7" draw:layer="layout" svg:x1="2.992cm" svg:y1="1.949cm" svg:x2="2.088cm" svg:y2="1.949cm" svg:d="M2992 1949h-904" svg:viewBox="0 0 905 1">
              <text:p/>
            </draw:connector>
            <draw:frame draw:style-name="gr32" draw:text-style-name="P19" draw:layer="layout" svg:width="1.524cm" svg:height="0.762cm" svg:x="3.485cm" svg:y="1.568cm">
              <draw:text-box>
                <text:p><text:span text:style-name="T5">5</text:span><text:span text:style-name="T5">V</text:span></text:p>
              </draw:text-box>
            </draw:frame>
          </draw:g>
        </draw:g>
        <draw:connector draw:style-name="gr27" draw:text-style-name="P7" draw:layer="layout" svg:x1="15.162cm" svg:y1="8.428cm" svg:x2="14.324cm" svg:y2="8.6cm" draw:start-shape="id12" draw:start-glue-point="4" draw:end-shape="id11" draw:end-glue-point="25" svg:d="M15162 8428h-309v172h-529" svg:viewBox="0 0 839 173">
          <text:p/>
        </draw:connector>
        <draw:connector draw:style-name="gr28" draw:text-style-name="P7" draw:layer="layout" svg:x1="14.317cm" svg:y1="8.962cm" svg:x2="15.162cm" svg:y2="9.061cm" draw:start-shape="id11" draw:start-glue-point="26" draw:end-shape="id12" draw:end-glue-point="5" svg:d="M14317 8962h536v99h309" svg:viewBox="0 0 846 100">
          <text:p/>
        </draw:connector>
        <draw:g>
          <draw:custom-shape draw:style-name="gr33" draw:text-style-name="P20" xml:id="id12" draw:id="id12" draw:layer="layout" svg:width="1.905cm" svg:height="1.143cm" svg:x="15.161cm" svg:y="8.173cm">
            <draw:glue-point draw:id="4" svg:x="-4.997cm" svg:y="-2.773cm"/>
            <draw:glue-point draw:id="5" svg:x="-4.997cm" svg:y="2.782cm"/>
            <text:p text:style-name="P20"><text:span text:style-name="T5">DISPLAY</text:span></text:p>
            <draw:enhanced-geometry svg:viewBox="0 0 21600 21600" draw:type="rectangle" draw:enhanced-path="M 0 0 L 21600 0 21600 21600 0 21600 0 0 Z N"/>
          </draw:custom-shape>
          <draw:frame draw:style-name="gr34" draw:text-style-name="P19" draw:layer="layout" svg:width="0.381cm" svg:height="0.725cm" svg:x="15.034cm" svg:y="7.956cm">
            <draw:text-box>
              <text:p><text:span text:style-name="T5">+</text:span></text:p>
            </draw:text-box>
          </draw:frame>
          <draw:frame draw:style-name="gr34" draw:text-style-name="P19" draw:layer="layout" svg:width="0.381cm" svg:height="0.725cm" svg:x="15.034cm" svg:y="8.808cm">
            <draw:text-box>
              <text:p><text:span text:style-name="T5">-</text:span></text:p>
            </draw:text-box>
          </draw:frame>
        </draw:g>
        <draw:g xml:id="id13" draw:id="id13">
          <draw:glue-point draw:id="4" svg:x="-4.142cm" svg:y="4.93cm" draw:escape-direction="down"/>
          <draw:glue-point draw:id="5" svg:x="-1.475cm" svg:y="4.93cm" draw:escape-direction="down"/>
          <draw:glue-point draw:id="6" svg:x="1.952cm" svg:y="4.93cm" draw:escape-direction="down"/>
          <draw:glue-point draw:id="7" svg:x="4.238cm" svg:y="4.93cm" draw:escape-direction="down"/>
          <draw:custom-shape draw:style-name="gr35" draw:text-style-name="P20" draw:layer="layout" svg:width="3.334cm" svg:height="1.775cm" svg:x="2.056cm" svg:y="3.384cm">
            <draw:glue-point draw:id="4" svg:x="-4.997cm" svg:y="-2.773cm"/>
            <draw:glue-point draw:id="5" svg:x="-4.997cm" svg:y="2.782cm"/>
            <text:p text:style-name="P20"><text:span text:style-name="T5">L</text:span><text:span text:style-name="T5">I</text:span><text:span text:style-name="T5">G</text:span><text:span text:style-name="T5">H</text:span><text:span text:style-name="T5">T</text:span></text:p>
            <text:p text:style-name="P20"><text:span text:style-name="T5">S</text:span><text:span text:style-name="T5">E</text:span><text:span text:style-name="T5">N</text:span><text:span text:style-name="T5">S</text:span><text:span text:style-name="T5">O</text:span><text:span text:style-name="T5">R</text:span></text:p>
            <draw:enhanced-geometry svg:viewBox="0 0 21600 21600" draw:type="rectangle" draw:enhanced-path="M 0 0 L 21600 0 21600 21600 0 21600 0 0 Z N"/>
          </draw:custom-shape>
          <draw:frame draw:style-name="gr36" draw:text-style-name="P19" draw:layer="layout" svg:width="0.667cm" svg:height="0.732cm" svg:x="4.723cm" svg:y="4.43cm">
            <draw:text-box>
              <text:p><text:span text:style-name="T5">+</text:span></text:p>
            </draw:text-box>
          </draw:frame>
          <draw:frame draw:style-name="gr34" draw:text-style-name="P19" draw:layer="layout" svg:width="0.635cm" svg:height="0.725cm" svg:x="2.056cm" svg:y="4.437cm">
            <draw:text-box>
              <text:p><text:span text:style-name="T5">-</text:span></text:p>
            </draw:text-box>
          </draw:frame>
          <draw:frame draw:style-name="gr37" draw:text-style-name="P21" draw:layer="layout" svg:width="1.302cm" svg:height="0.645cm" svg:x="3.601cm" svg:y="4.509cm">
            <draw:text-box>
              <text:p><text:span text:style-name="T6">S</text:span><text:span text:style-name="T6">D</text:span><text:span text:style-name="T6">A</text:span></text:p>
            </draw:text-box>
          </draw:frame>
          <draw:frame draw:style-name="gr37" draw:text-style-name="P21" draw:layer="layout" svg:width="1.302cm" svg:height="0.645cm" svg:x="2.534cm" svg:y="4.53cm">
            <draw:text-box>
              <text:p><text:span text:style-name="T6">S</text:span><text:span text:style-name="T6">CL</text:span></text:p>
            </draw:text-box>
          </draw:frame>
        </draw:g>
        <draw:connector draw:style-name="gr30" draw:text-style-name="P7" draw:layer="layout" svg:x1="5.325cm" svg:y1="8.092cm" svg:x2="5.135cm" svg:y2="5.161cm" draw:start-shape="id11" draw:start-glue-point="4" draw:end-shape="id13" draw:end-glue-point="7" svg:d="M5325 8092h-778v-2098h588v-833" svg:viewBox="0 0 779 2932">
          <text:p/>
        </draw:connector>
        <draw:connector draw:style-name="gr28" draw:text-style-name="P7" draw:layer="layout" svg:x1="2.343cm" svg:y1="5.161cm" svg:x2="5.286cm" svg:y2="9.87cm" draw:start-shape="id13" draw:start-glue-point="4" draw:end-shape="id11" draw:end-glue-point="8" svg:d="M2343 5161v4709h2943" svg:viewBox="0 0 2944 4710">
          <text:p/>
        </draw:connector>
        <draw:connector draw:style-name="gr38" draw:text-style-name="P7" draw:layer="layout" svg:x1="3.232cm" svg:y1="5.161cm" svg:x2="5.302cm" svg:y2="8.978cm" draw:start-shape="id13" draw:start-glue-point="5" draw:end-shape="id11" draw:end-glue-point="6" svg:d="M3232 5161v3817h2070" svg:viewBox="0 0 2071 3818">
          <text:p/>
        </draw:connector>
        <draw:connector draw:style-name="gr39" draw:text-style-name="P7" draw:layer="layout" svg:x1="5.308cm" svg:y1="8.6cm" svg:x2="4.373cm" svg:y2="5.161cm" draw:start-shape="id11" draw:start-glue-point="5" draw:end-shape="id13" draw:end-glue-point="6" svg:d="M5308 8600h-935v-3439" svg:viewBox="0 0 936 3440">
          <text:p/>
        </draw:connector>
        <draw:g xml:id="id14" draw:id="id14">
          <draw:glue-point draw:id="4" svg:x="-4.31cm" svg:y="-1.461cm"/>
          <draw:glue-point draw:id="5" svg:x="-4.331cm" svg:y="1.622cm"/>
          <draw:frame draw:style-name="gr40" draw:text-style-name="P3" draw:layer="layout" svg:width="0.714cm" svg:height="0.962cm" svg:x="18.979cm" svg:y="17.1cm">
            <draw:text-box>
              <text:p>-</text:p>
            </draw:text-box>
          </draw:frame>
          <draw:frame draw:style-name="gr19" draw:text-style-name="P1" draw:layer="layout" svg:width="1.27cm" svg:height="1.27cm" draw:transform="rotate (-1.5707963267949) translate (20.376cm 17.608cm)">
            <draw:image xlink:href="Pictures/1000020100000400000004005F6B7E58887F94F6.png" xlink:type="simple" xlink:show="embed" xlink:actuate="onLoad" draw:mime-type="image/png">
              <text:p/>
            </draw:image>
            <draw:glue-point draw:id="4" svg:x="-4cm" svg:y="-3.188cm"/>
            <draw:glue-point draw:id="5" svg:x="-4cm" svg:y="3.125cm"/>
          </draw:frame>
          <draw:frame draw:style-name="gr41" draw:text-style-name="P3" draw:layer="layout" svg:width="0.875cm" svg:height="0.962cm" svg:x="18.979cm" svg:y="18.424cm">
            <draw:text-box>
              <text:p>+</text:p>
            </draw:text-box>
          </draw:frame>
          <draw:line draw:style-name="gr6" draw:text-style-name="P2" draw:layer="layout" svg:x1="19.741cm" svg:y1="18.243cm" svg:x2="19.106cm" svg:y2="18.243cm">
            <text:p/>
          </draw:line>
          <draw:frame draw:style-name="gr42" draw:text-style-name="P21" draw:layer="layout" svg:width="1.027cm" svg:height="0.645cm" svg:x="19.514cm" svg:y="17.903cm">
            <draw:text-box>
              <text:p><text:span text:style-name="T6">D</text:span><text:span text:style-name="T6">i</text:span><text:span text:style-name="T6">n</text:span></text:p>
            </draw:text-box>
          </draw:frame>
          <draw:frame draw:style-name="gr43" draw:text-style-name="P21" draw:layer="layout" svg:width="1.598cm" svg:height="0.645cm" svg:x="20.128cm" svg:y="17.579cm">
            <draw:text-box>
              <text:p><text:span text:style-name="T6">B</text:span><text:span text:style-name="T6">u</text:span><text:span text:style-name="T6">z</text:span><text:span text:style-name="T6">z</text:span><text:span text:style-name="T6">er</text:span></text:p>
            </draw:text-box>
          </draw:frame>
        </draw:g>
        <draw:connector draw:style-name="gr28" draw:text-style-name="P7" draw:layer="layout" draw:line-skew="-0.216cm" svg:x1="14.324cm" svg:y1="10.632cm" svg:x2="19.169cm" svg:y2="17.91cm" draw:start-shape="id11" draw:start-glue-point="30" draw:end-shape="id14" draw:end-glue-point="4" svg:d="M14324 10632h2223v7278h2622" svg:viewBox="0 0 4846 7279">
          <text:p/>
        </draw:connector>
        <draw:connector draw:style-name="gr39" draw:text-style-name="P7" draw:layer="layout" draw:line-skew="-0.811cm" svg:x1="18.979cm" svg:y1="18.243cm" svg:x2="14.313cm" svg:y2="10.251cm" draw:start-shape="id14" draw:start-glue-point="3" draw:end-shape="id11" draw:end-glue-point="29" svg:d="M18979 18243h-3027v-7992h-1639" svg:viewBox="0 0 4667 7993">
          <text:p/>
        </draw:connector>
        <draw:connector draw:style-name="gr30" draw:text-style-name="P7" draw:layer="layout" draw:line-skew="4.38cm" svg:x1="19.163cm" svg:y1="18.613cm" svg:x2="4.63cm" svg:y2="19.471cm" draw:start-shape="id14" draw:start-glue-point="5" draw:end-shape="id15" draw:end-glue-point="2" svg:d="M19163 18613h-2958v858h-11575" svg:viewBox="0 0 14534 859">
          <text:p/>
        </draw:connector>
        <draw:connector draw:style-name="gr30" draw:text-style-name="P7" xml:id="id15" draw:id="id15" draw:layer="layout" svg:x1="4.63cm" svg:y1="19.471cm" svg:x2="4.606cm" svg:y2="18.521cm" svg:d="M4630 19471v-475h-24v-475" svg:viewBox="0 0 25 951">
          <text:p/>
        </draw:connector>
        <draw:g xml:id="id16" draw:id="id16">
          <draw:glue-point draw:id="4" svg:x="4.821cm" svg:y="-2.65cm"/>
          <draw:glue-point draw:id="5" svg:x="4.821cm" svg:y="-1.658cm"/>
          <draw:glue-point draw:id="6" svg:x="4.821cm" svg:y="1.811cm"/>
          <draw:glue-point draw:id="7" svg:x="4.821cm" svg:y="2.802cm"/>
          <draw:glue-point draw:id="8" svg:x="-4.229cm" svg:y="-3.017cm"/>
          <draw:glue-point draw:id="9" svg:x="-4.229cm" svg:y="0.452cm"/>
          <draw:glue-point draw:id="10" svg:x="-4.229cm" svg:y="2.931cm"/>
          <draw:custom-shape draw:style-name="gr44" draw:text-style-name="P22" draw:layer="layout" svg:width="2.114cm" svg:height="2cm" svg:x="1.621cm" svg:y="11.229cm">
            <text:p text:style-name="P22"><text:span text:style-name="T5">D</text:span><text:span text:style-name="T5">H</text:span><text:span text:style-name="T5">T</text:span><text:span text:style-name="T5">2</text:span><text:span text:style-name="T5">2</text:span></text:p>
            <draw:enhanced-geometry svg:viewBox="0 0 21600 21600" draw:type="rectangle" draw:enhanced-path="M 0 0 L 21600 0 21600 21600 0 21600 0 0 Z N"/>
          </draw:custom-shape>
          <draw:connector draw:style-name="gr9" draw:text-style-name="P7" draw:layer="layout" svg:x1="3.954cm" svg:y1="12.929cm" svg:x2="3.735cm" svg:y2="12.929cm" svg:d="M3954 12929h-219" svg:viewBox="0 0 220 1">
            <text:p/>
          </draw:connector>
          <draw:connector draw:style-name="gr9" draw:text-style-name="P7" draw:layer="layout" svg:x1="3.95cm" svg:y1="12.222cm" svg:x2="3.731cm" svg:y2="12.222cm" svg:d="M3950 12222h-219" svg:viewBox="0 0 220 1">
            <text:p/>
          </draw:connector>
          <draw:connector draw:style-name="gr9" draw:text-style-name="P7" draw:layer="layout" svg:x1="3.935cm" svg:y1="11.529cm" svg:x2="3.716cm" svg:y2="11.529cm" svg:d="M3935 11529h-219" svg:viewBox="0 0 220 1">
            <text:p/>
          </draw:connector>
          <draw:frame draw:style-name="gr21" draw:text-style-name="P16" draw:layer="layout" svg:width="0.9cm" svg:height="0.962cm" svg:x="2.968cm" svg:y="10.988cm">
            <draw:text-box>
              <text:p text:style-name="P7">+</text:p>
            </draw:text-box>
          </draw:frame>
          <draw:frame draw:style-name="gr21" draw:text-style-name="P16" draw:layer="layout" svg:width="0.9cm" svg:height="0.962cm" svg:x="2.902cm" svg:y="12.442cm">
            <draw:text-box>
              <text:p text:style-name="P7">-</text:p>
            </draw:text-box>
          </draw:frame>
          <draw:frame draw:style-name="gr21" draw:text-style-name="P17" draw:layer="layout" svg:width="0.9cm" svg:height="0.962cm" svg:x="3.067cm" svg:y="11.697cm">
            <draw:text-box>
              <text:p text:style-name="P23"><text:span text:style-name="T5">D</text:span></text:p>
            </draw:text-box>
          </draw:frame>
        </draw:g>
        <draw:connector draw:style-name="gr30" draw:text-style-name="P7" draw:layer="layout" svg:x1="3.925cm" svg:y1="11.556cm" svg:x2="5.308cm" svg:y2="11.521cm" draw:start-shape="id16" draw:start-glue-point="4" draw:end-shape="id11" draw:end-glue-point="12" svg:d="M3925 11556h589v-35h794" svg:viewBox="0 0 1384 36">
          <text:p/>
        </draw:connector>
        <draw:connector draw:style-name="gr28" draw:text-style-name="P7" draw:layer="layout" draw:line-skew="-0.546cm" svg:x1="3.925cm" svg:y1="12.872cm" svg:x2="5.293cm" svg:y2="15.964cm" draw:start-shape="id16" draw:start-glue-point="7" draw:end-shape="id11" draw:end-glue-point="23" svg:d="M3925 12872h43v3092h1325" svg:viewBox="0 0 1369 3093">
          <text:p/>
        </draw:connector>
        <draw:connector draw:style-name="gr39" draw:text-style-name="P7" draw:layer="layout" draw:line-skew="-0.205cm" svg:x1="3.967cm" svg:y1="12.196cm" svg:x2="5.308cm" svg:y2="9.362cm" draw:start-shape="id16" draw:start-glue-point="1" draw:end-shape="id11" draw:end-glue-point="7" svg:d="M3967 12196h342v-2834h999" svg:viewBox="0 0 1342 283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5-27T10:44:29.358014469</meta:creation-date>
    <dc:date>2021-03-10T19:31:46.665645763</dc:date>
    <meta:editing-duration>PT1H14M43S</meta:editing-duration>
    <meta:editing-cycles>14</meta:editing-cycles>
    <meta:generator>LibreOffice/7.0.3.1$Linux_X86_64 LibreOffice_project/00$Build-1</meta:generator>
    <meta:document-statistic meta:object-count="164"/>
  </office:meta>
</office:document-meta>
</file>